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20191203北京</text:p>
      <text:p text:style-name="Normal">今天凌晨，跑到北边那家卖菜小店蹭网交手机欠费，由于移动公司月初忙不过来，导致中午才复机。我考虑是否携号转网电信。</text:p>
      <text:p text:style-name="Normal">这一能上网，我以开始忙乎起来，先是进入Evernote准备安装我惦记的FocusWrite，就是我现在写作软件，它把整个桌面都用一张background给覆盖了，留出一块方框让你专心写东西。</text:p>
      <text:p text:style-name="Normal">可我又惦记着anaconda在zsh不能启动的事，一百度是conda init zsh，就这么一条命令搞定；然后那个(base)的开头标签怎么去掉呢？有碍观瞻！再一百度，哦，原来anaconda一直开着一个虚拟环境就是这个base要用命令关掉或把关闭写入到配置里（重启Shell就不会默认开启，可以用命令再打开或写入配置默认开启）。</text:p>
      <text:p text:style-name="Normal">再写上这几句无关痛痒的屁话，这就耗时（就这个耗时的五笔打法让我耗时有一分钟），哈哈哈！</text:p>
      <text:p text:style-name="Normal">现在我准备攻克Head First Python和Linux base，开工吧！少啰嗦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